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h text:style-name="Heading_20_1" text:outline-level="1"><text:bookmark-start text:name="householdestate-cheat-sheet"/>Household/Estate Cheat Sheet<text:bookmark-end text:name="householdestate-cheat-sheet"/></text:h>
      <text:list text:style-name="L1">
        <text:list-item>
          <text:h text:style-name="Heading_20_2" text:outline-level="2"><text:bookmark-start text:name="passwords-and-physical-access"/>Passwords and Physical Access<text:bookmark-end text:name="passwords-and-physical-access"/></text:h>
          <text:p text:style-name="P1"><text:span text:style-name="T1">explain how to access your saved passwords as well as locations to important keys or other physical security codes</text:span></text:p>
          <text:list text:style-name="L2">
            <text:list-item>
              <text:p text:style-name="P2">2FA:</text:p>
              <text:list text:style-name="L3">
                <text:list-item>
                  <text:p text:style-name="P3"><text:span text:style-name="T1">List codes and how to access</text:span></text:p>
                </text:list-item>
              </text:list>
            </text:list-item>
            <text:list-item>
              <text:p text:style-name="P2">Password Manager(s):</text:p>
              <text:list text:style-name="L4">
                <text:list-item>
                  <text:p text:style-name="P4">Username:</text:p>
                </text:list-item>
                <text:list-item>
                  <text:p text:style-name="P4">Password:</text:p>
                </text:list-item>
              </text:list>
            </text:list-item>
            <text:list-item>
              <text:p text:style-name="P2">Physical Access:</text:p>
            </text:list-item>
          </text:list>
        </text:list-item>
        <text:list-item>
          <text:h text:style-name="Heading_20_3" text:outline-level="3"><text:bookmark-start text:name="finances"/>Finances:<text:bookmark-end text:name="finances"/></text:h>
          <text:list text:style-name="L5">
            <text:list-item>
              <text:p text:style-name="P5">Bank, HSA, and Credit Card Accounts:</text:p>
            </text:list-item>
            <text:list-item>
              <table:table table:name="Table1" table:style-name="Table1">
                <table:table-column table:style-name="Table1.A"/>
                <table:table-column table:style-name="Table1.B"/>
                <table:table-header-rows>
                  <table:table-row>
                    <table:table-cell table:style-name="TableHeaderRowCell" office:value-type="string">
                      <text:p text:style-name="Table_20_Heading">Name/Institution</text:p>
                    </table:table-cell>
                    <table:table-cell table:style-name="TableHeaderRowCell" office:value-type="string">
                      <text:p text:style-name="Table_20_Heading">Account Number/Routing Number</text:p>
                    </table:table-cell>
                  </table:table-row>
                </table:table-header-rows>
                <table:table-row>
                  <table:table-cell table:style-name="TableRowCell" office:value-type="string">
                    <text:p text:style-name="Table_20_Contents">Example Bank</text:p>
                  </table:table-cell>
                  <table:table-cell table:style-name="TableRowCell" office:value-type="string">
                    <text:p text:style-name="Table_20_Contents">123456789/1200</text:p>
                  </table:table-cell>
                </table:table-row>
                <table:table-row>
                  <table:table-cell table:style-name="TableRowCell" office:value-type="string">
                    <text:p text:style-name="Table_20_Contents">Example Card</text:p>
                  </table:table-cell>
                  <table:table-cell table:style-name="TableRowCell" office:value-type="string">
                    <text:p text:style-name="Table_20_Contents">12300 000 0000 0000</text:p>
                  </table:table-cell>
                </table:table-row>
              </table:table>
            </text:list-item>
            <text:list-item>
              <text:p text:style-name="P5">How to Access Retirement Funds:</text:p>
              <text:list text:style-name="L6">
                <text:list-item>
                  <text:p text:style-name="P6"><text:span text:style-name="T1">Clear instructions on how to access</text:span></text:p>
                </text:list-item>
              </text:list>
            </text:list-item>
            <text:list-item>
              <text:p text:style-name="P5">How to Access Crypto:</text:p>
              <text:list text:style-name="L7">
                <text:list-item>
                  <text:p text:style-name="P7"><text:span text:style-name="T1">Clear instructions on how to access</text:span></text:p>
                </text:list-item>
              </text:list>
            </text:list-item>
            <text:list-item>
              <text:h text:style-name="Heading_20_3" text:outline-level="3"><text:bookmark-start text:name="mortgage"/>Mortgage:<text:bookmark-end text:name="mortgage"/></text:h>
              <text:list text:style-name="L8">
                <text:list-item>
                  <text:p text:style-name="P8">Servicer:</text:p>
                </text:list-item>
                <text:list-item>
                  <text:p text:style-name="P8">Account Number:</text:p>
                </text:list-item>
                <text:list-item>
                  <text:p text:style-name="P8">Payment Date:</text:p>
                </text:list-item>
              </text:list>
            </text:list-item>
            <text:list-item>
              <text:h text:style-name="Heading_20_3" text:outline-level="3"><text:bookmark-start text:name="other-debts"/>Other Debts:<text:bookmark-end text:name="other-debts"/></text:h>
              <text:list text:style-name="L9">
                <text:list-item>
                  <text:p text:style-name="P9"><text:span text:style-name="T1">List all other debts that may need to be paid</text:span></text:p>
                </text:list-item>
              </text:list>
            </text:list-item>
            <text:list-item>
              <text:h text:style-name="Heading_20_3" text:outline-level="3"><text:bookmark-start text:name="budgeting-information"/>Budgeting Information:<text:bookmark-end text:name="budgeting-information"/></text:h>
              <text:list text:style-name="L10">
                <text:list-item>
                  <text:p text:style-name="P10"><text:span text:style-name="T1">List Quickbooks/YNAB account username and how to access</text:span></text:p>
                </text:list-item>
              </text:list>
            </text:list-item>
          </text:list>
        </text:list-item>
        <text:list-item>
          <text:h text:style-name="Heading_20_3" text:outline-level="3"><text:bookmark-start text:name="utilities"/>Utilities:<text:bookmark-end text:name="utilities"/></text:h>
          <text:list text:style-name="L11">
            <text:list-item>
              <text:p text:style-name="P11">Phone Service:</text:p>
            </text:list-item>
            <text:list-item>
              <text:p text:style-name="P11">Electric:</text:p>
            </text:list-item>
            <text:list-item>
              <text:p text:style-name="P11">Gas:</text:p>
            </text:list-item>
            <text:list-item>
              <text:p text:style-name="P11">Water:</text:p>
            </text:list-item>
          </text:list>
        </text:list-item>
        <text:list-item>
          <text:h text:style-name="Heading_20_3" text:outline-level="3"><text:bookmark-start text:name="important-documents"/>Important Documents:<text:bookmark-end text:name="important-documents"/></text:h>
          <text:list text:style-name="L12">
            <text:list-item>
              <text:p text:style-name="P12">Life Insurance Policy</text:p>
            </text:list-item>
            <text:list-item>
              <text:p text:style-name="P12">Birth Certificate</text:p>
            </text:list-item>
            <text:list-item>
              <text:p text:style-name="P12">Marriage License</text:p>
            </text:list-item>
            <text:list-item>
              <text:p text:style-name="P12">Automobile Titles</text:p>
            </text:list-item>
            <text:list-item>
              <text:p text:style-name="P12">Property Deeds</text:p>
            </text:list-item>
          </text:list>
        </text:list-item>
        <text:list-item>
          <text:h text:style-name="Heading_20_3" text:outline-level="3"><text:bookmark-start text:name="incapacitation-related-legal-documents"/>Incapacitation Related Legal Documents:<text:bookmark-end text:name="incapacitation-related-legal-documents"/></text:h>
          <text:list text:style-name="L13">
            <text:list-item>
              <text:p text:style-name="P13">Will</text:p>
            </text:list-item>
            <text:list-item>
              <text:p text:style-name="P13">Living trust</text:p>
            </text:list-item>
            <text:list-item>
              <text:p text:style-name="P13">Power of Attorney</text:p>
            </text:list-item>
          </text:list>
        </text:list-item>
        <text:list-item>
          <text:h text:style-name="Heading_20_3" text:outline-level="3"><text:bookmark-start text:name="important-notes"/>Important Notes:<text:bookmark-end text:name="important-notes"/></text:h>
          <text:list text:style-name="L14">
            <text:list-item>
              <text:p text:style-name="P14">Lorem ipsum dolor sit amet, consectetur adipiscing elit, sed do eiusmod tempor incididunt ut labore et dolore magna aliqua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/>
    <dc:description/>
    <dc:subject/>
    <meta:keyword/>
    <meta:initial-creator/>
    <dc:creator/>
    <meta:creation-date>2022-06-14T20:31:29Z</meta:creation-date>
    <dc:date>2022-06-14T20:31:29Z</dc:date>
  </office:meta>
</office:document-meta>
</file>